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Frutiger Next LT W1G" svg:font-family="'Frutiger Next LT W1G'"/>
    <style:font-face style:name="Frutiger Next LT W1G1" svg:font-family="'Frutiger Next LT W1G'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Frutiger Next LT W1G1" officeooo:rsid="002582d4" officeooo:paragraph-rsid="00182f3f"/>
    </style:style>
    <style:style style:name="P2" style:family="paragraph" style:parent-style-name="Text_20_body">
      <style:text-properties style:font-name="Frutiger Next LT W1G1" officeooo:rsid="002889db" officeooo:paragraph-rsid="001b03f1"/>
    </style:style>
    <style:style style:name="P3" style:family="paragraph" style:parent-style-name="Text_20_body">
      <style:text-properties style:font-name="Frutiger Next LT W1G1" officeooo:rsid="001b03f1" officeooo:paragraph-rsid="001d8473"/>
    </style:style>
    <style:style style:name="P4" style:family="paragraph" style:parent-style-name="Text_20_body" style:list-style-name="L1">
      <style:text-properties officeooo:paragraph-rsid="001b03f1"/>
    </style:style>
    <style:style style:name="P5" style:family="paragraph" style:parent-style-name="Text_20_body" style:list-style-name="L1">
      <style:text-properties style:font-name="Frutiger Next LT W1G1" officeooo:rsid="001b03f1" officeooo:paragraph-rsid="001b03f1"/>
    </style:style>
    <style:style style:name="P6" style:family="paragraph" style:parent-style-name="Text_20_body" style:list-style-name="L1">
      <style:text-properties style:font-name="Frutiger Next LT W1G1" fo:font-weight="normal" officeooo:rsid="001b03f1" officeooo:paragraph-rsid="0020fd81" style:font-weight-asian="normal" style:font-weight-complex="normal"/>
    </style:style>
    <style:style style:name="P7" style:family="paragraph" style:parent-style-name="Text_20_body" style:list-style-name="L1">
      <style:text-properties style:font-name="Frutiger Next LT W1G1" fo:font-weight="normal" officeooo:rsid="001b5ed7" officeooo:paragraph-rsid="0020fd81" style:font-weight-asian="normal" style:font-weight-complex="normal"/>
    </style:style>
    <style:style style:name="P8" style:family="paragraph" style:parent-style-name="Text_20_body" style:list-style-name="L1">
      <style:text-properties officeooo:rsid="001d8473" officeooo:paragraph-rsid="001d8473"/>
    </style:style>
    <style:style style:name="P9" style:family="paragraph" style:parent-style-name="Text_20_body" style:list-style-name="L1">
      <style:text-properties officeooo:rsid="001b03f1" officeooo:paragraph-rsid="001b03f1"/>
    </style:style>
    <style:style style:name="P10" style:family="paragraph" style:parent-style-name="Text_20_body" style:list-style-name="L1">
      <style:paragraph-properties fo:break-before="page"/>
      <style:text-properties style:font-name="Frutiger Next LT W1G1" officeooo:rsid="001b03f1" officeooo:paragraph-rsid="001b03f1"/>
    </style:style>
    <style:style style:name="P11" style:family="paragraph" style:parent-style-name="Heading_20_1">
      <style:paragraph-properties fo:text-align="center" style:justify-single-word="false"/>
      <style:text-properties style:font-name="Frutiger Next LT W1G1" officeooo:paragraph-rsid="00182f3f"/>
    </style:style>
    <style:style style:name="P12" style:family="paragraph" style:parent-style-name="Heading_20_2">
      <style:text-properties style:font-name="Frutiger Next LT W1G1" officeooo:paragraph-rsid="00182f3f"/>
    </style:style>
    <style:style style:name="P13" style:family="paragraph" style:parent-style-name="Heading_20_2">
      <style:text-properties style:font-name="Frutiger Next LT W1G1" officeooo:rsid="001d8473" officeooo:paragraph-rsid="001d8473"/>
    </style:style>
    <style:style style:name="P14" style:family="paragraph" style:parent-style-name="Heading_20_2">
      <style:text-properties style:font-name="Frutiger Next LT W1G1" officeooo:paragraph-rsid="001b03f1"/>
    </style:style>
    <style:style style:name="P15" style:family="paragraph" style:parent-style-name="Heading_20_3">
      <style:text-properties style:font-name="Frutiger Next LT W1G1"/>
    </style:style>
    <style:style style:name="P16" style:family="paragraph" style:parent-style-name="Heading_20_3">
      <style:text-properties style:font-name="Frutiger Next LT W1G1" officeooo:rsid="001b03f1" officeooo:paragraph-rsid="001b03f1"/>
    </style:style>
    <style:style style:name="P17" style:family="paragraph" style:parent-style-name="Heading_20_3">
      <style:text-properties style:font-name="Frutiger Next LT W1G1" officeooo:rsid="001b03f1" officeooo:paragraph-rsid="0020fd81"/>
    </style:style>
    <style:style style:name="P18" style:family="paragraph" style:parent-style-name="Heading_20_3">
      <style:text-properties style:font-name="Frutiger Next LT W1G1" officeooo:rsid="0020fd81" officeooo:paragraph-rsid="0020fd81"/>
    </style:style>
    <style:style style:name="T1" style:family="text">
      <style:text-properties officeooo:rsid="00182f3f"/>
    </style:style>
    <style:style style:name="T2" style:family="text">
      <style:text-properties officeooo:rsid="001b03f1"/>
    </style:style>
    <style:style style:name="T3" style:family="text">
      <style:text-properties officeooo:rsid="001b5ed7"/>
    </style:style>
    <style:style style:name="T4" style:family="text">
      <style:text-properties style:font-name="Frutiger Next LT W1G1"/>
    </style:style>
    <style:style style:name="T5" style:family="text">
      <style:text-properties style:font-name="Frutiger Next LT W1G1" officeooo:rsid="001b03f1"/>
    </style:style>
    <style:style style:name="T6" style:family="text">
      <style:text-properties style:font-name="Frutiger Next LT W1G1" officeooo:rsid="001d8473"/>
    </style:style>
    <style:style style:name="T7" style:family="text">
      <style:text-properties style:font-name="Frutiger Next LT W1G1" officeooo:rsid="001f1bf4"/>
    </style:style>
    <style:style style:name="T8" style:family="text">
      <style:text-properties style:font-name="Frutiger Next LT W1G1" fo:font-style="italic" officeooo:rsid="001b03f1" style:font-style-asian="italic" style:font-style-complex="italic"/>
    </style:style>
    <style:style style:name="T9" style:family="text">
      <style:text-properties officeooo:rsid="002239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Tutorial <text:span text:style-name="T1">4</text:span>: <text:span text:style-name="T1">Arduino</text:span></text:h>
      <text:h text:style-name="P12" text:outline-level="2">Ziele</text:h>
      <text:p text:style-name="P1">Sie können kleine Programme für den Arduino schreiben und diese hochladen. Sie können externe Bauteile wie LEDs und Servos ansteuern.</text:p>
      <text:h text:style-name="P13" text:outline-level="2">Dokumentation</text:h>
      <text:p text:style-name="P3"><text:a xlink:type="simple" xlink:href="https://www.arduino.cc/en/Reference/HomePage" text:style-name="Internet_20_link" text:visited-style-name="Visited_20_Internet_20_Link">https://www.arduino.cc/en/Reference/HomePage</text:a></text:p>
      <text:h text:style-name="P14" text:outline-level="2">Aufgaben</text:h>
      <text:p text:style-name="P2">Bauen Sie für diese Aufgaben alle Schaltungen auf dem Breadboard auf.</text:p>
      <text:h text:style-name="P16" text:outline-level="3">Blink-Beispiel</text:h>
      <text:list xml:id="list3300218259" text:style-name="L1">
        <text:list-item>
          <text:p text:style-name="P4"><text:span text:style-name="T5">Stecken Sie den Arduino in das Breadboard und verbinden Sie ihn mit dem Computer. Starten Sie die Arduino-IDE und öffnen Sie unter “File→Examples→01 Basic→Blink” den Blink-</text:span><text:span text:style-name="T8">Sketch</text:span><text:span text:style-name="T5">. Was macht dieser?</text:span></text:p>
        </text:list-item>
        <text:list-item>
          <text:p text:style-name="P5">Stellen Sie in der IDE den korrekten Arduino-Typ (Arduino Micro) <text:span text:style-name="T3">und den richtigen Port </text:span>ein und laden Sie das Blink-Beispiel in den Arduino. Was sehen Sie? Verwenden Sie die Befehle, die schon im Blink-Beispiel verwendet werden und 'remixen' Sie diese. </text:p>
        </text:list-item>
        <text:list-item>
          <text:p text:style-name="P5">Hängen Sie eine LED mit Vorwiderstand an einen der Arduino-Pins und passen Sie den Code an, so dass diese blinkt.</text:p>
        </text:list-item>
        <text:list-item>
          <text:p text:style-name="P5">Hängen Sie eine zweite LED an den Arduino und lassen Sie beide LEDs abwechselnd blinken.</text:p>
        </text:list-item>
      </text:list>
      <text:h text:style-name="P15" text:outline-level="3">Ard<text:span text:style-name="T2">uino-Programmiersprache und Standardbibliothek</text:span></text:h>
      <text:list xml:id="list224404024477748" text:continue-numbering="true" text:style-name="L1">
        <text:list-item>
          <text:p text:style-name="P8"><text:span text:style-name="T4">Laden Sie das Besipiel </text:span><text:span text:style-name="T5">“File→Examples→0</text:span><text:span text:style-name="T4">2</text:span><text:span text:style-name="T5"> </text:span><text:span text:style-name="T4">Digital</text:span><text:span text:style-name="T5">→B</text:span><text:span text:style-name="T4">utton</text:span><text:span text:style-name="T5">” </text:span><text:span text:style-name="T4">und bauen Sie den im Kommentar angegebenen Schaltkreis auf.</text:span></text:p>
        </text:list-item>
        <text:list-item>
          <text:p text:style-name="P8"><text:span text:style-name="T4">Ergänzen Sie das Button-Beispiel, sodass der Arduino </text:span><text:span text:style-name="T7">Ihrem Rechner </text:span><text:span text:style-name="T4">den Zustand des Buttons über die serielle Schnittstelle </text:span><text:span text:style-name="T7">mitteilt.</text:span></text:p>
        </text:list-item>
        <text:list-item>
          <text:p text:style-name="P9"><text:span text:style-name="T6">E</text:span><text:span text:style-name="T4">rgänzen Sie das Blink-Beispiel zu einem binären Zähler, d.h. mit drei LEDs soll im Sekundentakt von 000 bis 111 gezählt werden.</text:span></text:p>
          <text:p text:style-name="P10"/>
        </text:list-item>
      </text:list>
      <text:h text:style-name="P17" text:outline-level="3">Servomotor und Potentiometer</text:h>
      <text:list xml:id="list224402030439493" text:continue-numbering="true" text:style-name="L1">
        <text:list-item>
          <text:p text:style-name="P6">Laden Sie das Beispiel “Servo→Knob” <text:span text:style-name="T9">und </text:span>öffnen Sie die im Code verlinkte Tutorialseite. Bauen Sie die entsprechende Schaltung auf und testen Sie diese</text:p>
        </text:list-item>
        <text:list-item>
          <text:p text:style-name="P6">Modifizieren Sie das Beispiel so, dass parallel zum Servomotor auch die Blinkfrequenz einer LED gesteuert wird.</text:p>
        </text:list-item>
        <text:list-item>
          <text:p text:style-name="P6">Passen Sie das Beispiel so an, dass die Helligkeit der LED gesteuert wird (siehe AnalogWrite() und das Thema PWM).</text:p>
        </text:list-item>
        <text:list-item>
          <text:p text:style-name="P7">Beim Drehen des Potentiometer ändert sich der Widerstand zwischen zwei Pins. Die Analog-In-Pins des Arduino können aber nicht Widerstand, sondern nur Spannung messen. Weshalb funktioniert das Knob-Beispiel? Was haben wir hier gebaut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Frutiger Next LT W1G" svg:font-family="'Frutiger Next LT W1G'"/>
    <style:font-face style:name="Frutiger Next LT W1G1" svg:font-family="'Frutiger Next LT W1G'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8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style-name="Book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Frutiger Next LT W1G" fo:font-family="'Frutiger Next LT W1G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0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shadow="none"/>
      <style:text-properties fo:font-size="14pt" fo:font-weight="bold" fo:background-color="transparent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el Wimmer</meta:initial-creator>
    <meta:creation-date>2016-03-09T08:33:48.848698922</meta:creation-date>
    <dc:date>2019-09-16T22:44:01.831475569</dc:date>
    <meta:editing-duration>P1DT50M39S</meta:editing-duration>
    <meta:editing-cycles>8</meta:editing-cycles>
    <meta:generator>LibreOffice/6.1.5.2$Linux_X86_64 LibreOffice_project/10$Build-2</meta:generator>
    <meta:printed-by>Raphael Wimmer</meta:printed-by>
    <meta:print-date>2016-09-27T13:03:07.701812354</meta:print-date>
    <meta:document-statistic meta:table-count="0" meta:image-count="0" meta:object-count="0" meta:page-count="2" meta:paragraph-count="22" meta:word-count="308" meta:character-count="2032" meta:non-whitespace-character-count="1759"/>
  </office:meta>
</office:document-meta>
</file>